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Arial Unicode MS'" style:font-charset="x-symbol"/>
    <style:font-face style:name="Symbol" svg:font-family="Symbol"/>
    <style:font-face style:name="F" svg:font-family="" style:font-family-generic="roman"/>
    <style:font-face style:name="FreeSans" svg:font-family="FreeSans" style:font-family-generic="swiss"/>
    <style:font-face style:name="arial" svg:font-family="arial" style:font-family-generic="swiss"/>
    <style:font-face style:name="FreeSans1"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0.494cm" fo:orphans="0" fo:widows="0">
        <style:tab-stops>
          <style:tab-stop style:position="4.48cm"/>
          <style:tab-stop style:position="16.002cm"/>
          <style:tab-stop style:position="16.332cm"/>
        </style:tab-stops>
      </style:paragraph-properties>
      <style:text-properties fo:language="en" fo:country="US" officeooo:paragraph-rsid="000a8b44"/>
    </style:style>
    <style:style style:name="P2" style:family="paragraph" style:parent-style-name="Standard">
      <style:paragraph-properties fo:margin-left="0.503cm" fo:margin-right="0cm" fo:text-align="center" style:justify-single-word="false" fo:text-indent="0cm" style:auto-text-indent="false"/>
      <style:text-properties style:use-window-font-color="true" fo:font-size="12pt" fo:language="en" fo:country="US" style:text-underline-style="solid" style:text-underline-width="auto" style:text-underline-color="font-color" fo:font-weight="normal" officeooo:paragraph-rsid="000a8b44"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P3" style:family="paragraph" style:parent-style-name="Standard">
      <style:paragraph-properties fo:margin-left="0.503cm" fo:margin-right="0cm" fo:text-align="justify" style:justify-single-word="false" fo:text-indent="0cm" style:auto-text-indent="false"/>
      <style:text-properties style:use-window-font-color="true" fo:font-size="12pt" fo:language="en" fo:country="US" style:text-underline-style="none" fo:font-weight="normal" officeooo:paragraph-rsid="000a8b44"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P4" style:family="paragraph" style:parent-style-name="Standard">
      <style:paragraph-properties fo:margin-left="0.503cm" fo:margin-right="0cm" fo:text-align="center" style:justify-single-word="false" fo:text-indent="0cm" style:auto-text-indent="false"/>
      <style:text-properties style:use-window-font-color="true" fo:font-size="12pt" fo:language="en" fo:country="US" style:text-underline-style="none" fo:font-weight="normal" officeooo:paragraph-rsid="000a8b44" style:font-name-asian="Times New Roman" style:font-size-asian="12pt" style:language-asian="zxx" style:country-asian="none" style:font-weight-asian="normal" style:font-name-complex="New York" style:font-size-complex="12pt" style:language-complex="ar" style:country-complex="SA" style:font-weight-complex="normal"/>
    </style:style>
    <style:style style:name="P5"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none" fo:font-weight="normal" officeooo:paragraph-rsid="000a8b44"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normal"/>
    </style:style>
    <style:style style:name="P6"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solid" style:text-underline-width="auto" style:text-underline-color="font-color" fo:font-weight="bold" officeooo:rsid="000a8b44" officeooo:paragraph-rsid="000a8b44"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normal"/>
    </style:style>
    <style:style style:name="P7"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style:font-name="Times New Roman" fo:font-size="12pt" fo:language="en" fo:country="US" fo:font-style="normal" style:text-underline-style="none" fo:font-weight="normal" officeooo:paragraph-rsid="000a8b44"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8" style:family="paragraph" style:parent-style-name="Standard">
      <style:paragraph-properties fo:margin-left="0.503cm" fo:margin-right="0cm" fo:text-align="justify" style:justify-single-word="false" fo:text-indent="0cm" style:auto-text-indent="false"/>
      <style:text-properties style:use-window-font-color="true" style:font-name="Times New Roman" fo:font-size="12pt" fo:language="en" fo:country="US" fo:font-style="normal" style:text-underline-style="none" fo:font-weight="normal" officeooo:paragraph-rsid="000a8b44"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9" style:family="paragraph" style:parent-style-name="Standard">
      <style:paragraph-properties fo:margin-left="0.503cm" fo:margin-right="0cm" fo:text-align="justify" style:justify-single-word="false" fo:text-indent="0cm" style:auto-text-indent="false"/>
      <style:text-properties officeooo:paragraph-rsid="000a8b44"/>
    </style:style>
    <style:style style:name="P10" style:family="paragraph" style:parent-style-name="Standard">
      <style:paragraph-properties fo:margin-left="0cm" fo:margin-right="0.534cm" fo:line-height="0.494cm" fo:orphans="0" fo:widows="0" fo:text-indent="0cm" style:auto-text-indent="false">
        <style:tab-stops>
          <style:tab-stop style:position="4.48cm"/>
          <style:tab-stop style:position="16.002cm"/>
          <style:tab-stop style:position="16.332cm"/>
        </style:tab-stops>
      </style:paragraph-properties>
      <style:text-properties officeooo:paragraph-rsid="000a8b44"/>
    </style:style>
    <style:style style:name="P11" style:family="paragraph" style:parent-style-name="Standard">
      <style:paragraph-properties fo:margin-left="1.979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none" fo:font-weight="normal" officeooo:paragraph-rsid="000a8b44"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normal"/>
    </style:style>
    <style:style style:name="P12" style:family="paragraph" style:parent-style-name="Standard">
      <style:paragraph-properties fo:margin-left="1.979cm" fo:margin-right="0cm" fo:text-align="justify" style:justify-single-word="false" fo:text-indent="0cm" style:auto-text-indent="false"/>
      <style:text-properties style:use-window-font-color="true" fo:font-size="12pt" fo:language="en" fo:country="US" style:text-underline-style="none" fo:font-weight="normal" officeooo:paragraph-rsid="000a8b44"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P13" style:family="paragraph" style:parent-style-name="Table_20_Contents">
      <style:text-properties officeooo:paragraph-rsid="000a8b44"/>
    </style:style>
    <style:style style:name="P14" style:family="paragraph" style:parent-style-name="Table_20_Contents">
      <style:paragraph-properties fo:text-align="center" style:justify-single-word="false"/>
      <style:text-properties officeooo:paragraph-rsid="000a8b44"/>
    </style:style>
    <style:style style:name="P15"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style:text-underline-style="solid" style:text-underline-width="auto" style:text-underline-color="font-color" fo:font-weight="bold" officeooo:rsid="000a8b44" officeooo:paragraph-rsid="000a8b44" style:font-name-asian="Times New Roman" style:font-size-asian="12pt" style:language-asian="zxx" style:country-asian="none" style:font-weight-asian="bold" style:font-name-complex="New York" style:font-size-complex="10pt" style:language-complex="ar" style:country-complex="SA" style:font-weight-complex="normal"/>
    </style:style>
    <style:style style:name="P16" style:family="paragraph" style:parent-style-name="Standard" style:list-style-name="WW8Num3">
      <style:paragraph-properties fo:line-height="0.494cm" fo:orphans="0" fo:widows="0">
        <style:tab-stops>
          <style:tab-stop style:position="4.48cm"/>
          <style:tab-stop style:position="16.002cm"/>
          <style:tab-stop style:position="16.332cm"/>
        </style:tab-stops>
      </style:paragraph-properties>
      <style:text-properties officeooo:paragraph-rsid="000a8b44"/>
    </style:style>
    <style:style style:name="P17" style:family="paragraph" style:parent-style-name="Standard" style:list-style-name="WW8Num5">
      <style:paragraph-properties fo:line-height="0.494cm" fo:orphans="0" fo:widows="0">
        <style:tab-stops>
          <style:tab-stop style:position="4.48cm"/>
          <style:tab-stop style:position="16.002cm"/>
          <style:tab-stop style:position="16.332cm"/>
        </style:tab-stops>
      </style:paragraph-properties>
      <style:text-properties officeooo:paragraph-rsid="000a8b44"/>
    </style:style>
    <style:style style:name="P18" style:family="paragraph" style:parent-style-name="Standard" style:list-style-name="WW8Num5">
      <style:paragraph-properties fo:margin-left="0.635cm" fo:margin-right="0.534cm" fo:line-height="0.494cm" fo:orphans="0" fo:widows="0" fo:text-indent="0cm" style:auto-text-indent="false">
        <style:tab-stops>
          <style:tab-stop style:position="4.48cm"/>
          <style:tab-stop style:position="16.002cm"/>
          <style:tab-stop style:position="16.332cm"/>
        </style:tab-stops>
      </style:paragraph-properties>
      <style:text-properties officeooo:paragraph-rsid="000a8b44"/>
    </style:style>
    <style:style style:name="P19" style:family="paragraph" style:parent-style-name="Standard">
      <style:paragraph-properties fo:margin-left="0.635cm" fo:margin-right="0.534cm" fo:line-height="0.494cm" fo:orphans="0" fo:widows="0" fo:text-indent="0cm" style:auto-text-indent="false">
        <style:tab-stops>
          <style:tab-stop style:position="4.48cm"/>
          <style:tab-stop style:position="16.002cm"/>
          <style:tab-stop style:position="16.332cm"/>
        </style:tab-stops>
      </style:paragraph-properties>
      <style:text-properties fo:language="en" fo:country="US" fo:font-style="italic" officeooo:paragraph-rsid="000a8b44" style:font-style-asian="italic" style:font-style-complex="italic"/>
    </style:style>
    <style:style style:name="P20"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solid" style:text-underline-width="auto" style:text-underline-color="font-color" fo:font-weight="bold" officeooo:rsid="000a8b44" officeooo:paragraph-rsid="000a8b44"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normal"/>
    </style:style>
    <style:style style:name="P21"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none" fo:font-weight="normal" officeooo:paragraph-rsid="000a8b44"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normal"/>
    </style:style>
    <style:style style:name="P22" style:family="paragraph" style:parent-style-name="Standard">
      <style:paragraph-properties fo:margin-left="0.503cm" fo:margin-right="0cm" fo:text-align="justify" style:justify-single-word="false" fo:text-indent="0cm" style:auto-text-indent="false"/>
      <style:text-properties style:use-window-font-color="true" fo:font-size="12pt" fo:language="en" fo:country="US" style:text-underline-style="none" fo:font-weight="normal" officeooo:paragraph-rsid="000a8b44"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P23"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style:text-underline-style="none" fo:font-weight="normal" officeooo:paragraph-rsid="000a8b44"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P24" style:family="paragraph">
      <loext:graphic-properties draw:fill="none" draw:fill-color="#ffffff"/>
      <style:paragraph-properties fo:text-align="center" style:writing-mode="lr-tb"/>
    </style:style>
    <style:style style:name="P25" style:family="paragraph">
      <style:paragraph-properties fo:margin-left="0cm" fo:margin-right="0cm" fo:text-align="center" fo:text-indent="0cm"/>
    </style:style>
    <style:style style:name="P26" style:family="paragraph">
      <style:paragraph-properties fo:margin-left="0cm" fo:margin-right="0cm" fo:text-align="justify" fo:text-indent="0cm"/>
    </style:style>
    <style:style style:name="P27" style:family="paragraph">
      <style:paragraph-properties fo:margin-left="0cm" fo:margin-right="0cm" fo:text-align="start" fo:text-indent="0cm"/>
    </style:style>
    <style:style style:name="P28" style:family="paragraph">
      <loext:graphic-properties draw:fill="none" draw:fill-color="#ffffff"/>
      <style:paragraph-properties fo:margin-left="0cm" fo:margin-right="0cm" fo:text-align="center" fo:text-indent="0cm" style:writing-mode="lr-tb"/>
      <style:text-properties style:font-name="arial" fo:font-size="12pt" fo:language="en" fo:country="US" style:text-underline-style="solid" style:text-underline-width="auto" style:text-underline-color="font-color" style:language-asian="zxx" style:country-asian="non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name-asian="Times" style:font-name-complex="Times"/>
    </style:style>
    <style:style style:name="T5" style:family="text">
      <style:text-properties officeooo:rsid="000a8b44"/>
    </style:style>
    <style:style style:name="T6" style:family="text">
      <style:text-properties style:use-window-font-color="true" fo:font-size="12pt" fo:language="en" fo:country="US" style:text-underline-style="none" fo:font-weight="normal" style:font-name-asian="Times New Roman" style:font-size-asian="12pt" style:language-asian="zxx" style:country-asian="none" style:font-weight-asian="normal" style:font-name-complex="New York" style:font-size-complex="12pt" style:language-complex="ar" style:country-complex="SA" style:font-weight-complex="normal"/>
    </style:style>
    <style:style style:name="T7" style:family="text">
      <style:text-properties style:use-window-font-color="true" style:font-name="Times New Roman" fo:font-size="12pt" fo:language="en" fo:country="US" fo:font-style="normal" style:text-underline-style="none" fo:font-weight="normal"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 style:family="text">
      <style:text-properties style:font-name="arial" fo:font-size="12pt" fo:language="en" fo:country="US" style:text-underline-style="solid" style:text-underline-width="auto" style:text-underline-color="font-color" style:language-asian="zxx" style:country-asian="none"/>
    </style:style>
    <style:style style:name="T9" style:family="text">
      <style:text-properties style:font-name="arial" fo:font-size="12pt" fo:language="en" fo:country="US" style:language-asian="zxx" style:country-asian="none"/>
    </style:style>
    <style:style style:name="T10" style:family="text">
      <style:text-properties style:font-name="arial" fo:font-size="12pt" fo:language="en" fo:country="US" style:language-asian="zxx" style:country-asian="none" style:font-name-complex="Times New Roman"/>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svg:stroke-width="0.026cm" svg:stroke-color="#808080" draw:marker-end="msArrowEnd_20_5" draw:marker-end-width="0.212cm" draw:marker-end-center="false" draw:stroke-linejoin="round"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draw:stroke="solid" svg:stroke-color="#000000" draw:fill="none" draw:fill-color="#ffffff" fo:min-height="3.572cm" style:run-through="foreground"/>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xercice 1</text:p>
      <text:p text:style-name="P1">In this exercise, we rely on Unix system calls for process management and IO management.</text:p>
      <text:p text:style-name="P1">You must use the following system calls: fork(), execvp(), pipe(), dup2(), close()</text:p>
      <text:p text:style-name="P1"/>
      <text:p text:style-name="P1">We assume that 2 binaries are accessible in the PATH:</text:p>
      <text:list xml:id="list2517024184" text:style-name="WW8Num3">
        <text:list-item>
          <text:p text:style-name="P16"><text:span text:style-name="T3">gendoc</text:span><text:span text:style-name="T1"> allows to generate a document. The document is written on the standard output of the process.</text:span></text:p>
        </text:list-item>
      </text:list>
      <text:list xml:id="list3654652369" text:style-name="WW8Num5">
        <text:list-item>
          <text:p text:style-name="P17"><text:span text:style-name="T3">print</text:span><text:span text:style-name="T1"> allows to print document on the printer. The document is read from the standard input of the process.</text:span></text:p>
        </text:list-item>
      </text:list>
      <text:p text:style-name="P10"><text:span text:style-name="T4"><text:s text:c="4"/></text:span><text:span text:style-name="T1">You must write a program which:</text:span></text:p>
      <text:list xml:id="list1127785415420" text:continue-numbering="true" text:style-name="WW8Num5">
        <text:list-item>
          <text:p text:style-name="P18"><text:span text:style-name="T1">creates one process which executes the </text:span><text:span text:style-name="T2">print</text:span><text:span text:style-name="T1"> binary</text:span></text:p>
        </text:list-item>
        <text:list-item>
          <text:p text:style-name="P18"><text:span text:style-name="T1">the program then executes the </text:span><text:span text:style-name="T2">gendoc</text:span><text:span text:style-name="T1"> binary</text:span></text:p>
        </text:list-item>
        <text:list-item>
          <text:p text:style-name="P18"><text:span text:style-name="T1">the output from </text:span><text:span text:style-name="T2">gendoc</text:span><text:span text:style-name="T1"> is transmitted to the input of </text:span><text:span text:style-name="T2">print</text:span></text:p>
        </text:list-item>
      </text:list>
      <text:p text:style-name="P19"/>
      <text:p text:style-name="P6">Exercice 2</text:p>
      <text:p text:style-name="P5">We want to <text:span text:style-name="T5">implement</text:span> the <text:span text:style-name="T5">following communication pattern between</text:span> two programs A and B.</text:p>
      <text:p text:style-name="P5"/>
      <text:p text:style-name="P5"/>
      <text:p text:style-name="P5"/>
      <text:p text:style-name="P5"/>
      <text:p text:style-name="P5"><draw:g text:anchor-type="char" draw:z-index="0" draw:style-name="gr1"><draw:line draw:style-name="gr2" draw:text-style-name="P24" svg:x1="6.139cm" svg:y1="0.393cm" svg:x2="8.504cm" svg:y2="0.903cm"><text:p/></draw:line><draw:line draw:style-name="gr2" draw:text-style-name="P24" svg:x1="8.504cm" svg:y1="0.393cm" svg:x2="6.516cm" svg:y2="0.903cm"><text:p/></draw:line><draw:frame draw:name="Forme1" draw:style-name="gr3" draw:text-style-name="P28" svg:width="5.769cm" svg:height="3.573cm" svg:x="2.124cm" svg:y="-1.293cm"><draw:text-box><text:p text:style-name="P25"><text:span text:style-name="T8">P</text:span><text:span text:style-name="T8">r</text:span><text:span text:style-name="T8">o</text:span><text:span text:style-name="T8">g</text:span><text:span text:style-name="T8">r</text:span><text:span text:style-name="T8">a</text:span><text:span text:style-name="T8">m</text:span><text:span text:style-name="T8"> </text:span><text:span text:style-name="T8">A</text:span></text:p><text:p text:style-name="P26"><text:span text:style-name="T9"><text:tab/></text:span></text:p><text:p text:style-name="P27"><text:span text:style-name="T9"><text:s/></text:span><text:span text:style-name="T9"><text:s/></text:span><text:span text:style-name="T9"><text:s/></text:span><text:span text:style-name="T9"><text:s/></text:span><text:span text:style-name="T9"><text:s/></text:span><text:span text:style-name="T9"><text:s/></text:span><text:span text:style-name="T9">r</text:span><text:span text:style-name="T9">e</text:span><text:span text:style-name="T9">s</text:span><text:span text:style-name="T9">A</text:span><text:span text:style-name="T9"> </text:span><text:span text:style-name="T9">=</text:span><text:span text:style-name="T9"> </text:span><text:span text:style-name="T9">A</text:span><text:span text:style-name="T9">c</text:span><text:span text:style-name="T9">o</text:span><text:span text:style-name="T9">m</text:span><text:span text:style-name="T9">p</text:span><text:span text:style-name="T9">u</text:span><text:span text:style-name="T9">t</text:span><text:span text:style-name="T9">e</text:span><text:span text:style-name="T9">1</text:span><text:span text:style-name="T9">(</text:span><text:span text:style-name="T9">)</text:span><text:span text:style-name="T9">;</text:span></text:p><text:p text:style-name="P27"><text:span text:style-name="T9"><text:s/></text:span><text:span text:style-name="T9"><text:s/></text:span><text:span text:style-name="T9"><text:s/></text:span><text:span text:style-name="T9"><text:s/></text:span><text:span text:style-name="T9"><text:s/></text:span><text:span text:style-name="T9"><text:s/></text:span><text:span text:style-name="T9">p</text:span><text:span text:style-name="T9">r</text:span><text:span text:style-name="T9">i</text:span><text:span text:style-name="T9">n</text:span><text:span text:style-name="T9">t</text:span><text:span text:style-name="T9">f</text:span><text:span text:style-name="T9">(</text:span><text:span text:style-name="T9">“</text:span><text:span text:style-name="T9">%</text:span><text:span text:style-name="T9">d</text:span><text:span text:style-name="T9">”</text:span><text:span text:style-name="T9">,</text:span><text:span text:style-name="T9">r</text:span><text:span text:style-name="T9">e</text:span><text:span text:style-name="T9">s</text:span><text:span text:style-name="T9">A</text:span><text:span text:style-name="T9">)</text:span><text:span text:style-name="T9">;</text:span></text:p><text:p text:style-name="P27"><text:span text:style-name="T9"><text:s/></text:span><text:span text:style-name="T9"><text:s/></text:span><text:span text:style-name="T9"><text:s/></text:span><text:span text:style-name="T9"><text:s/></text:span><text:span text:style-name="T9"><text:s/></text:span><text:span text:style-name="T9"><text:s/></text:span><text:span text:style-name="T9">s</text:span><text:span text:style-name="T9">c</text:span><text:span text:style-name="T9">a</text:span><text:span text:style-name="T9">n</text:span><text:span text:style-name="T9">f</text:span><text:span text:style-name="T9">(</text:span><text:span text:style-name="T9">“</text:span><text:span text:style-name="T9">%</text:span><text:span text:style-name="T9">d</text:span><text:span text:style-name="T9">”</text:span><text:span text:style-name="T9">,</text:span><text:span text:style-name="T9"> </text:span><text:span text:style-name="T9">&amp;</text:span><text:span text:style-name="T9">r</text:span><text:span text:style-name="T9">e</text:span><text:span text:style-name="T9">s</text:span><text:span text:style-name="T9">B</text:span><text:span text:style-name="T9">)</text:span><text:span text:style-name="T9">;</text:span></text:p><text:p text:style-name="P27"><text:span text:style-name="T10"><text:s/></text:span><text:span text:style-name="T10"><text:s/></text:span><text:span text:style-name="T10"><text:s/></text:span><text:span text:style-name="T10"><text:s/></text:span><text:span text:style-name="T10"><text:s/></text:span><text:span text:style-name="T10"><text:s/></text:span><text:span text:style-name="T10"><text:s/></text:span><text:span text:style-name="T10">A</text:span><text:span text:style-name="T10">c</text:span><text:span text:style-name="T10">o</text:span><text:span text:style-name="T10">m</text:span><text:span text:style-name="T10">p</text:span><text:span text:style-name="T10">u</text:span><text:span text:style-name="T10">t</text:span><text:span text:style-name="T10">e</text:span><text:span text:style-name="T10">2</text:span><text:span text:style-name="T10">(</text:span><text:span text:style-name="T10">r</text:span><text:span text:style-name="T10">e</text:span><text:span text:style-name="T10">s</text:span><text:span text:style-name="T10">B</text:span><text:span text:style-name="T10">)</text:span><text:span text:style-name="T10">;</text:span></text:p></draw:text-box></draw:frame><draw:frame draw:name="Forme1_0" draw:style-name="gr3" draw:text-style-name="P28" svg:width="5.769cm" svg:height="3.573cm" svg:x="7.892cm" svg:y="-1.293cm"><draw:text-box><text:p text:style-name="P25"><text:span text:style-name="T8">P</text:span><text:span text:style-name="T8">r</text:span><text:span text:style-name="T8">o</text:span><text:span text:style-name="T8">g</text:span><text:span text:style-name="T8">r</text:span><text:span text:style-name="T8">a</text:span><text:span text:style-name="T8">m</text:span><text:span text:style-name="T8"> </text:span><text:span text:style-name="T8">B</text:span></text:p><text:p text:style-name="P26"><text:span text:style-name="T9"><text:tab/></text:span></text:p><text:p text:style-name="P27"><text:span text:style-name="T9"><text:s/></text:span><text:span text:style-name="T9"><text:s/></text:span><text:span text:style-name="T9"><text:s/></text:span><text:span text:style-name="T9"><text:s/></text:span><text:span text:style-name="T9"><text:s/></text:span><text:span text:style-name="T9"><text:s/></text:span><text:span text:style-name="T9">r</text:span><text:span text:style-name="T9">e</text:span><text:span text:style-name="T9">s</text:span><text:span text:style-name="T9">B</text:span><text:span text:style-name="T9"> </text:span><text:span text:style-name="T9">=</text:span><text:span text:style-name="T9"> </text:span><text:span text:style-name="T9">B</text:span><text:span text:style-name="T9">c</text:span><text:span text:style-name="T9">o</text:span><text:span text:style-name="T9">m</text:span><text:span text:style-name="T9">p</text:span><text:span text:style-name="T9">u</text:span><text:span text:style-name="T9">t</text:span><text:span text:style-name="T9">e</text:span><text:span text:style-name="T9">1</text:span><text:span text:style-name="T9">(</text:span><text:span text:style-name="T9">)</text:span><text:span text:style-name="T9">;</text:span></text:p><text:p text:style-name="P27"><text:span text:style-name="T9"><text:s/></text:span><text:span text:style-name="T9"><text:s/></text:span><text:span text:style-name="T9"><text:s/></text:span><text:span text:style-name="T9"><text:s/></text:span><text:span text:style-name="T9"><text:s/></text:span><text:span text:style-name="T9"><text:s/></text:span><text:span text:style-name="T9">p</text:span><text:span text:style-name="T9">r</text:span><text:span text:style-name="T9">i</text:span><text:span text:style-name="T9">n</text:span><text:span text:style-name="T9">t</text:span><text:span text:style-name="T9">f</text:span><text:span text:style-name="T9">(</text:span><text:span text:style-name="T9">“</text:span><text:span text:style-name="T9">%</text:span><text:span text:style-name="T9">d</text:span><text:span text:style-name="T9">”</text:span><text:span text:style-name="T9">,</text:span><text:span text:style-name="T9">r</text:span><text:span text:style-name="T9">e</text:span><text:span text:style-name="T9">s</text:span><text:span text:style-name="T9">B</text:span><text:span text:style-name="T9">)</text:span><text:span text:style-name="T9">;</text:span></text:p><text:p text:style-name="P27"><text:span text:style-name="T9"><text:s/></text:span><text:span text:style-name="T9"><text:s/></text:span><text:span text:style-name="T9"><text:s/></text:span><text:span text:style-name="T9"><text:s/></text:span><text:span text:style-name="T9"><text:s/></text:span><text:span text:style-name="T9"><text:s/></text:span><text:span text:style-name="T9">s</text:span><text:span text:style-name="T9">c</text:span><text:span text:style-name="T9">a</text:span><text:span text:style-name="T9">n</text:span><text:span text:style-name="T9">f</text:span><text:span text:style-name="T9">(</text:span><text:span text:style-name="T9">“</text:span><text:span text:style-name="T9">%</text:span><text:span text:style-name="T9">d</text:span><text:span text:style-name="T9">”</text:span><text:span text:style-name="T9">,</text:span><text:span text:style-name="T9"> </text:span><text:span text:style-name="T9">&amp;</text:span><text:span text:style-name="T9">r</text:span><text:span text:style-name="T9">e</text:span><text:span text:style-name="T9">s</text:span><text:span text:style-name="T9">A</text:span><text:span text:style-name="T9">)</text:span><text:span text:style-name="T9">;</text:span></text:p><text:p text:style-name="P27"><text:span text:style-name="T10"><text:s/></text:span><text:span text:style-name="T10"><text:s/></text:span><text:span text:style-name="T10"><text:s/></text:span><text:span text:style-name="T10"><text:s/></text:span><text:span text:style-name="T10"><text:s/></text:span><text:span text:style-name="T10"><text:s/></text:span><text:span text:style-name="T10"><text:s/></text:span><text:span text:style-name="T10">B</text:span><text:span text:style-name="T10">c</text:span><text:span text:style-name="T10">o</text:span><text:span text:style-name="T10">m</text:span><text:span text:style-name="T10">p</text:span><text:span text:style-name="T10">u</text:span><text:span text:style-name="T10">t</text:span><text:span text:style-name="T10">e</text:span><text:span text:style-name="T10">2</text:span><text:span text:style-name="T10">(</text:span><text:span text:style-name="T10">r</text:span><text:span text:style-name="T10">e</text:span><text:span text:style-name="T10">s</text:span><text:span text:style-name="T10">A</text:span><text:span text:style-name="T10">)</text:span><text:span text:style-name="T10">;</text:span></text:p></draw:text-box></draw:frame></draw:g></text:p>
      <text:p text:style-name="P5"/>
      <text:p text:style-name="P5"/>
      <text:p text:style-name="P5"/>
      <text:p text:style-name="P5"/>
      <text:p text:style-name="P23"/>
      <text:p text:style-name="P9"><text:span text:style-name="T6">Program A writes its result from Acompute1() to STDOUT, then it reads the result from B from STDIN in order to perform the second computation </text:span><text:span text:style-name="T7">Acompute2(). Symmetrically, Program B writes its result from Bcompute1() to STDOUT, then it reads the result from A from STDIN in order to perform the second computation Bcompute2().</text:span></text:p>
      <text:p text:style-name="P3"/>
      <text:p text:style-name="P7">You must write a program (main.c) that will execute programs A and B, the STDOUT of program A being redirected to the STDIN of program B and the STDOUT of program B being redirected to the STDIN of program A.</text:p>
      <text:p text:style-name="P5"/>
      <text:p text:style-name="P5"/>
      <text:p text:style-name="P6">Exercice 3</text:p>
      <text:p text:style-name="P5"/>
      <text:p text:style-name="P3">We want to implement a C program that implements the same behavior as the following shell command:</text:p>
      <text:p text:style-name="P4">ps -ef | grep firefox | wc -l</text:p>
      <text:p text:style-name="P3"/>
      <text:p text:style-name="P3">Your program has to create 3 processes that respectively execute the ps, grep and wc binaries that are accessible from your path variable. The standard input and output of these processes are interconnected with pipes to implement the requested communication flow.</text:p>
      <text:p text:style-name="P3">Here is a list of the Unix functions that you should use in your program:</text:p>
      <text:p text:style-name="P12">int fork();</text:p>
      <text:p text:style-name="P12">int execlp(char *file, char *arg, ...);</text:p>
      <text:p text:style-name="P12">void perror(const char *s);</text:p>
      <text:p text:style-name="P12">int pipe(int pipefd[2]);</text:p>
      <text:p text:style-name="P12">int dup2(int oldfd, int newfd);</text:p>
      <text:p text:style-name="P11">int close(int f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Arial Unicode MS'" style:font-charset="x-symbol"/>
    <style:font-face style:name="Symbol" svg:font-family="Symbol"/>
    <style:font-face style:name="F" svg:font-family="" style:font-family-generic="roman"/>
    <style:font-face style:name="FreeSans" svg:font-family="FreeSans" style:font-family-generic="swiss"/>
    <style:font-face style:name="arial" svg:font-family="arial" style:font-family-generic="swiss"/>
    <style:font-face style:name="FreeSans1"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fo:font-family="Symbol" fo:font-size="9pt" fo:language="en" fo:country="US" style:font-size-asian="9pt" style:font-name-complex="StarSymbol" style:font-family-complex="StarSymbol, 'Arial Unicode MS'" style:font-charset-complex="x-symbol" style:font-size-complex="9pt"/>
    </style:style>
    <style:style style:name="WW8Num3z0" style:family="text">
      <style:text-properties style:use-window-font-color="true" style:font-name="Symbol" fo:font-family="Symbol" fo:font-size="9pt" fo:language="en" fo:country="US" style:font-size-asian="9pt" style:language-asian="zxx" style:country-asian="none" style:font-name-complex="StarSymbol" style:font-family-complex="StarSymbol, 'Arial Unicode MS'" style:font-charset-complex="x-symbol" style:font-size-complex="9pt"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3-12T08:45:05.480358659</meta:creation-date>
    <dc:date>2020-11-16T00:11:25.581638805</dc:date>
    <meta:editing-duration>PT9M9S</meta:editing-duration>
    <meta:editing-cycles>2</meta:editing-cycles>
    <meta:generator>LibreOffice/6.4.6.2$Linux_X86_64 LibreOffice_project/40$Build-2</meta:generator>
    <meta:document-statistic meta:table-count="0" meta:image-count="0" meta:object-count="0" meta:page-count="1" meta:paragraph-count="25" meta:word-count="327" meta:character-count="1885" meta:non-whitespace-character-count="1584"/>
  </office:meta>
</office:document-meta>
</file>